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 creation +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3h</text:p>
          </table:table-cell>
          <table:table-cell office:value-type="string" table:style-name="ce19">
            <text:p>4:30h</text:p>
          </table:table-cell>
          <table:table-cell office:value-type="date" office:date-value="2019-05-27T00:00:00" table:style-name="ce20">
            <text:p>27/05/19</text:p>
          </table:table-cell>
          <table:table-cell office:value-type="string" table:style-name="ce19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Grabbed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s timer fix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5 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ut grab animation in spritesheet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30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s / Logic / Animation /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5h</text:p>
          </table:table-cell>
          <table:table-cell office:value-type="date" office:date-value="2019-05-28T00:00:00" table:style-name="ce20">
            <text:p>28/05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Ending Fonts / sfx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essing with fonts / sfx / endingbattle /startbattle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special movements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defending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2h</text:p>
          </table:table-cell>
          <table:table-cell office:value-type="time" office:time-value="PT1H30M30S" table:style-name="ce23">
            <text:p>01:30:30</text:p>
          </table:table-cell>
          <table:table-cell office:value-type="date" office:date-value="2019-04-28T00:00:00" table:style-name="ce22">
            <text:p>28/04/19</text:p>
          </table:table-cell>
          <table:table-cell office:value-type="string" table:style-name="ce2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lame reprogramm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:15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audio when hitt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5 h</text:p>
          </table:table-cell>
          <table:table-cell office:value-type="string" table:style-name="ce19">
            <text:p>4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uadrar los combos mejo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drill y yoga mummy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:30 h</text:p>
          </table:table-cell>
          <table:table-cell office:value-type="string" table:style-name="ce21">
            <text:p>1 h</text:p>
          </table:table-cell>
          <table:table-cell office:value-type="date" office:date-value="2019-05-31T00:00:00" table:style-name="ce22">
            <text:p>31/05/19</text:p>
          </table:table-cell>
          <table:table-cell office:value-type="time" office:time-value="PT0H30M0S" table:style-name="ce23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kick movement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5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4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number-rows-repeated="2" table:style-name="ro1">
          <table:table-cell table:number-columns-repeated="6" table:style-name="ce21"/>
          <table:table-cell table:number-columns-repeated="2" table:style-name="ce3"/>
          <table:table-cell table:number-columns-repeated="16376"/>
        </table:table-row>
        <table:table-row table:number-rows-repeated="67" table:style-name="ro1">
          <table:table-cell table:number-columns-repeated="6" table:style-name="ce19"/>
          <table:table-cell table:number-columns-repeated="2" table:style-name="ce3"/>
          <table:table-cell table:number-columns-repeated="16376"/>
        </table:table-row>
        <table:table-row table:number-rows-repeated="8" table:style-name="ro2">
          <table:table-cell table:number-columns-repeated="6" table:style-name="ce19"/>
          <table:table-cell table:number-columns-repeated="1018" table:style-name="ce4"/>
          <table:table-cell table:number-columns-repeated="15360"/>
        </table:table-row>
        <table:table-row table:number-rows-repeated="32" table:style-name="ro2">
          <table:table-cell table:number-columns-repeated="6" table:style-name="ce19"/>
          <table:table-cell table:number-columns-repeated="16378"/>
        </table:table-row>
        <table:table-row table:number-rows-repeated="1048336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31T16:22:56Z</dc:date>
    <meta:editing-cycles>74</meta:editing-cycles>
    <meta:editing-duration>PT27829S</meta:editing-duration>
  </office:meta>
</office:document-meta>
</file>